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dc23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dc23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ae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ae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8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draw:fill="solid" draw:fill-color="#ffffff" draw:textarea-horizontal-align="center" draw:textarea-vertical-align="middle" style:run-through="foreground"/>
    </style:style>
    <style:style style:name="gr10" style:family="graphic">
      <style:graphic-properties draw:fill="solid" draw:fill-color="#ffffff" draw:textarea-horizontal-align="center" draw:textarea-vertical-align="middle" style:run-through="foreground"/>
    </style:style>
    <style:style style:name="gr11" style:family="graphic">
      <style:graphic-properties svg:stroke-color="#dc2300" draw:fill="solid" draw:fill-color="#ffffff" draw:textarea-horizontal-align="center" draw:textarea-vertical-align="middle" style:run-through="foreground"/>
    </style:style>
    <style:style style:name="gr12" style:family="graphic">
      <style:graphic-properties svg:stroke-color="#dc2300" draw:fill="solid" draw:fill-color="#ffffff" draw:textarea-horizontal-align="center" draw:textarea-vertical-align="middle" style:run-through="foreground"/>
    </style:style>
    <style:style style:name="gr13" style:family="graphic">
      <style:graphic-properties svg:stroke-color="#0000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35" draw:style-name="gr8"><draw:circle draw:style-name="gr9" draw:text-style-name="P1" svg:width="0.754cm" svg:height="0.754cm" svg:x="13.304cm" svg:y="0.22cm"><text:p/></draw:circle><draw:circle draw:style-name="gr9" draw:text-style-name="P1" svg:width="0.754cm" svg:height="0.754cm" svg:x="13.323cm" svg:y="1.636cm"><text:p/></draw:circle><draw:circle draw:style-name="gr10" draw:text-style-name="P2" svg:width="0.754cm" svg:height="0.754cm" svg:x="11.545cm" svg:y="3.113cm"><text:p text:style-name="P2"><text:span text:style-name="T1">COZ2</text:span></text:p></draw:circle><draw:circle draw:style-name="gr10" draw:text-style-name="P2" svg:width="0.754cm" svg:height="0.754cm" svg:x="13.284cm" svg:y="3.113cm"><text:p text:style-name="P1"><text:span text:style-name="T1">H2</text:span></text:p></draw:circle><draw:circle draw:style-name="gr10" draw:text-style-name="P2" svg:width="0.754cm" svg:height="0.754cm" svg:x="14.891cm" svg:y="3.113cm"><text:p text:style-name="P1"><text:span text:style-name="T1">CON2</text:span></text:p></draw:circle><draw:circle draw:style-name="gr11" draw:text-style-name="P1" svg:width="0.754cm" svg:height="0.754cm" svg:x="13.304cm" svg:y="0.22cm"><text:p/></draw:circle><draw:circle draw:style-name="gr11" draw:text-style-name="P1" svg:width="0.754cm" svg:height="0.754cm" svg:x="13.323cm" svg:y="1.636cm"><text:p/></draw:circle><draw:circle draw:style-name="gr12" draw:text-style-name="P2" svg:width="0.754cm" svg:height="0.754cm" svg:x="11.545cm" svg:y="3.113cm"><text:p text:style-name="P2"><text:span text:style-name="T1">COZ2</text:span></text:p></draw:circle><draw:circle draw:style-name="gr12" draw:text-style-name="P2" svg:width="0.754cm" svg:height="0.754cm" svg:x="13.284cm" svg:y="3.113cm"><text:p text:style-name="P1"><text:span text:style-name="T1">H2</text:span></text:p></draw:circle><draw:circle draw:style-name="gr12" draw:text-style-name="P2" svg:width="0.754cm" svg:height="0.754cm" svg:x="14.891cm" svg:y="3.113cm"><text:p text:style-name="P1"><text:span text:style-name="T1">CON2</text:span></text:p></draw:circle><draw:line draw:style-name="gr11" draw:text-style-name="P1" svg:x1="13.697cm" svg:y1="1.088cm" svg:x2="13.697cm" svg:y2="1.504cm"><text:p/></draw:line><draw:line draw:style-name="gr11" draw:text-style-name="P1" svg:x1="13.66cm" svg:y1="2.504cm" svg:x2="13.66cm" svg:y2="2.92cm"><text:p/></draw:line><draw:line draw:style-name="gr11" draw:text-style-name="P1" svg:x1="13.323cm" svg:y1="2.298cm" svg:x2="12.298cm" svg:y2="3.113cm"><text:p/></draw:line><draw:line draw:style-name="gr11" draw:text-style-name="P1" svg:x1="14.189cm" svg:y1="2.298cm" svg:x2="14.907cm" svg:y2="2.998cm"><text:p/></draw:line></draw:g><draw:circle text:anchor-type="paragraph" draw:z-index="0" draw:style-name="gr1" draw:text-style-name="P1" svg:width="0.754cm" svg:height="0.754cm" svg:x="6.047cm" svg:y="0.277cm"><text:p/></draw:circle><draw:circle text:anchor-type="paragraph" draw:z-index="1" draw:style-name="gr1" draw:text-style-name="P1" svg:width="0.754cm" svg:height="0.754cm" svg:x="6.066cm" svg:y="1.693cm"><text:p/></draw:circle><draw:circle text:anchor-type="paragraph" draw:z-index="2" draw:style-name="gr2" draw:text-style-name="P2" svg:width="0.754cm" svg:height="0.754cm" svg:x="4.288cm" svg:y="3.17cm"><text:p text:style-name="P2"><text:span text:style-name="T1">H1</text:span></text:p></draw:circle><draw:circle text:anchor-type="paragraph" draw:z-index="3" draw:style-name="gr2" draw:text-style-name="P2" svg:width="0.754cm" svg:height="0.754cm" svg:x="6.027cm" svg:y="3.17cm"><text:p text:style-name="P1"><text:span text:style-name="T1">COZ1</text:span></text:p></draw:circle><draw:circle text:anchor-type="paragraph" draw:z-index="4" draw:style-name="gr2" draw:text-style-name="P2" svg:width="0.754cm" svg:height="0.754cm" svg:x="7.634cm" svg:y="3.17cm"><text:p text:style-name="P1"><text:span text:style-name="T1">CON1</text:span></text:p></draw:circle><draw:circle text:anchor-type="paragraph" draw:z-index="5" draw:style-name="gr1" draw:text-style-name="P1" svg:width="0.754cm" svg:height="0.754cm" svg:x="9.541cm" svg:y="4.888cm"><text:p/></draw:circle><draw:circle text:anchor-type="paragraph" draw:z-index="6" draw:style-name="gr1" draw:text-style-name="P1" svg:width="0.754cm" svg:height="0.754cm" svg:x="9.56cm" svg:y="6.304cm"><text:p/></draw:circle><draw:circle text:anchor-type="paragraph" draw:z-index="7" draw:style-name="gr2" draw:text-style-name="P2" svg:width="0.754cm" svg:height="0.754cm" svg:x="7.782cm" svg:y="7.781cm"><text:p text:style-name="P2"><text:span text:style-name="T1">COZ2</text:span></text:p></draw:circle><draw:circle text:anchor-type="paragraph" draw:z-index="8" draw:style-name="gr2" draw:text-style-name="P2" svg:width="0.754cm" svg:height="0.754cm" svg:x="9.521cm" svg:y="7.781cm"><text:p text:style-name="P1"><text:span text:style-name="T1">H2</text:span></text:p></draw:circle><draw:circle text:anchor-type="paragraph" draw:z-index="9" draw:style-name="gr2" draw:text-style-name="P2" svg:width="0.754cm" svg:height="0.754cm" svg:x="11.128cm" svg:y="7.781cm"><text:p text:style-name="P1"><text:span text:style-name="T1">CON2</text:span></text:p></draw:circle><draw:circle text:anchor-type="paragraph" draw:z-index="10" draw:style-name="gr3" draw:text-style-name="P1" svg:width="0.754cm" svg:height="0.754cm" svg:x="9.541cm" svg:y="4.888cm"><text:p/></draw:circle><draw:circle text:anchor-type="paragraph" draw:z-index="11" draw:style-name="gr3" draw:text-style-name="P1" svg:width="0.754cm" svg:height="0.754cm" svg:x="9.56cm" svg:y="6.304cm"><text:p/></draw:circle><draw:circle text:anchor-type="paragraph" draw:z-index="12" draw:style-name="gr4" draw:text-style-name="P2" svg:width="0.754cm" svg:height="0.754cm" svg:x="7.782cm" svg:y="7.781cm"><text:p text:style-name="P2"><text:span text:style-name="T1">COZ2</text:span></text:p></draw:circle><draw:circle text:anchor-type="paragraph" draw:z-index="13" draw:style-name="gr2" draw:text-style-name="P2" svg:width="0.754cm" svg:height="0.754cm" svg:x="9.521cm" svg:y="7.781cm"><text:p text:style-name="P1"><text:span text:style-name="T1">H1</text:span></text:p></draw:circle><draw:circle text:anchor-type="paragraph" draw:z-index="14" draw:style-name="gr4" draw:text-style-name="P2" svg:width="0.754cm" svg:height="0.754cm" svg:x="11.128cm" svg:y="7.781cm"><text:p text:style-name="P1"><text:span text:style-name="T1">CON2</text:span></text:p></draw:circle><draw:circle text:anchor-type="paragraph" draw:z-index="15" draw:style-name="gr5" draw:text-style-name="P1" svg:width="0.754cm" svg:height="0.754cm" svg:x="9.693cm" svg:y="10.047cm"><text:p/></draw:circle><draw:circle text:anchor-type="paragraph" draw:z-index="16" draw:style-name="gr5" draw:text-style-name="P1" svg:width="0.754cm" svg:height="0.754cm" svg:x="9.712cm" svg:y="11.464cm"><text:p/></draw:circle><draw:circle text:anchor-type="paragraph" draw:z-index="17" draw:style-name="gr6" draw:text-style-name="P2" svg:width="0.754cm" svg:height="0.754cm" svg:x="8.066cm" svg:y="12.94cm"><text:p text:style-name="P2"><text:span text:style-name="T1">COZ2</text:span></text:p></draw:circle><draw:circle text:anchor-type="paragraph" draw:z-index="18" draw:style-name="gr5" draw:text-style-name="P1" svg:width="0.754cm" svg:height="0.754cm" svg:x="9.712cm" svg:y="11.464cm"><text:p/></draw:circle><draw:circle text:anchor-type="paragraph" draw:z-index="19" draw:style-name="gr6" draw:text-style-name="P2" svg:width="0.754cm" svg:height="0.754cm" svg:x="9.677cm" svg:y="15.436cm"><text:p text:style-name="P1"><text:span text:style-name="T1">CON2</text:span></text:p></draw:circle><draw:circle text:anchor-type="paragraph" draw:z-index="20" draw:style-name="gr6" draw:text-style-name="P2" svg:width="0.754cm" svg:height="0.754cm" svg:x="12.247cm" svg:y="15.436cm"><text:p text:style-name="P1"><text:span text:style-name="T1">H1</text:span></text:p></draw:circle><draw:circle text:anchor-type="paragraph" draw:z-index="21" draw:style-name="gr5" draw:text-style-name="P1" svg:width="0.754cm" svg:height="0.754cm" svg:x="10.904cm" svg:y="12.938cm"><text:p/></draw:circle><draw:circle text:anchor-type="paragraph" draw:z-index="22" draw:style-name="gr5" draw:text-style-name="P1" svg:width="0.754cm" svg:height="0.754cm" svg:x="9.677cm" svg:y="14.111cm"><text:p/></draw:circle><draw:circle text:anchor-type="paragraph" draw:z-index="23" draw:style-name="gr5" draw:text-style-name="P1" svg:width="0.754cm" svg:height="0.754cm" svg:x="12.247cm" svg:y="14.053cm"><text:p/></draw:circle><draw:line text:anchor-type="paragraph" draw:z-index="24" draw:style-name="gr7" draw:text-style-name="P1" svg:x1="10.031cm" svg:y1="10.897cm" svg:x2="10.031cm" svg:y2="11.313cm"><text:p/></draw:line><draw:line text:anchor-type="paragraph" draw:z-index="25" draw:style-name="gr7" draw:text-style-name="P1" svg:x1="10.465cm" svg:y1="12.217cm" svg:x2="10.904cm" svg:y2="12.938cm"><text:p/></draw:line><draw:line text:anchor-type="paragraph" draw:z-index="26" draw:style-name="gr7" draw:text-style-name="P1" svg:x1="9.615cm" svg:y1="12.144cm" svg:x2="8.819cm" svg:y2="12.94cm"><text:p/></draw:line><draw:line text:anchor-type="paragraph" draw:z-index="27" draw:style-name="gr7" draw:text-style-name="P1" svg:x1="11.751cm" svg:y1="13.617cm" svg:x2="12.247cm" svg:y2="14.053cm"><text:p/></draw:line><draw:line text:anchor-type="paragraph" draw:z-index="28" draw:style-name="gr7" draw:text-style-name="P1" svg:x1="10.806cm" svg:y1="13.58cm" svg:x2="10.43cm" svg:y2="14.014cm"><text:p/></draw:line><draw:line text:anchor-type="paragraph" draw:z-index="29" draw:style-name="gr7" draw:text-style-name="P1" svg:x1="10.012cm" svg:y1="14.942cm" svg:x2="10.012cm" svg:y2="15.358cm"><text:p/></draw:line><draw:line text:anchor-type="paragraph" draw:z-index="30" draw:style-name="gr7" draw:text-style-name="P1" svg:x1="12.677cm" svg:y1="14.921cm" svg:x2="12.677cm" svg:y2="15.337cm"><text:p/></draw:line><draw:line text:anchor-type="paragraph" draw:z-index="31" draw:style-name="gr3" draw:text-style-name="P1" svg:x1="9.936cm" svg:y1="5.756cm" svg:x2="9.936cm" svg:y2="6.172cm"><text:p/></draw:line><draw:line text:anchor-type="paragraph" draw:z-index="32" draw:style-name="gr3" draw:text-style-name="P1" svg:x1="10.409cm" svg:y1="7.004cm" svg:x2="11.012cm" svg:y2="7.722cm"><text:p/></draw:line><draw:line text:anchor-type="paragraph" draw:z-index="33" draw:style-name="gr3" draw:text-style-name="P1" svg:x1="9.369cm" svg:y1="6.911cm" svg:x2="8.535cm" svg:y2="7.781cm"><text:p/></draw:line><draw:line text:anchor-type="paragraph" draw:z-index="34" draw:style-name="gr3" draw:text-style-name="P1" svg:x1="9.917cm" svg:y1="7.172cm" svg:x2="9.917cm" svg:y2="7.588cm"><text:p/></draw:line><draw:line text:anchor-type="paragraph" draw:z-index="36" draw:style-name="gr13" draw:text-style-name="P1" svg:x1="6.421cm" svg:y1="1.145cm" svg:x2="6.421cm" svg:y2="1.561cm"><text:p/></draw:line><draw:line text:anchor-type="paragraph" draw:z-index="37" draw:style-name="gr13" draw:text-style-name="P1" svg:x1="6.403cm" svg:y1="2.618cm" svg:x2="6.403cm" svg:y2="3.034cm"><text:p/></draw:line><draw:line text:anchor-type="paragraph" draw:z-index="38" draw:style-name="gr13" draw:text-style-name="P1" svg:x1="6.913cm" svg:y1="2.298cm" svg:x2="7.687cm" svg:y2="3.053cm"><text:p/></draw:line><draw:line text:anchor-type="paragraph" draw:z-index="39" draw:style-name="gr13" draw:text-style-name="P1" svg:x1="5.967cm" svg:y1="2.298cm" svg:x2="5.041cm" svg:y2="3.0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cílio Nascimento</meta:initial-creator>
    <meta:creation-date>2014-04-22T19:50:50.52</meta:creation-date>
    <dc:date>2014-04-22T21:34:17.58</dc:date>
    <dc:creator>Ercílio Nascimento</dc:creator>
    <meta:editing-duration>PT1H27M55S</meta:editing-duration>
    <meta:editing-cycles>2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